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4*"/>
    </style:style>
    <style:style style:name="Táblázat1.B" style:family="table-column">
      <style:table-column-properties style:column-width="0.1646in" style:rel-column-width="2976*"/>
    </style:style>
    <style:style style:name="Táblázat1.C" style:family="table-column">
      <style:table-column-properties style:column-width="0.1653in" style:rel-column-width="2989*"/>
    </style:style>
    <style:style style:name="Táblázat1.V" style:family="table-column">
      <style:table-column-properties style:column-width="0.1632in" style:rel-column-width="2946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able1" style:family="table">
      <style:table-properties style:width="3.6236in" table:align="margins" style:may-break-between-rows="false"/>
    </style:style>
    <style:style style:name="Table1.A" style:family="table-column">
      <style:table-column-properties style:column-width="0.1639in" style:rel-column-width="2964*"/>
    </style:style>
    <style:style style:name="Table1.B" style:family="table-column">
      <style:table-column-properties style:column-width="0.1646in" style:rel-column-width="2976*"/>
    </style:style>
    <style:style style:name="Table1.C" style:family="table-column">
      <style:table-column-properties style:column-width="0.1653in" style:rel-column-width="2989*"/>
    </style:style>
    <style:style style:name="Table1.V" style:family="table-column">
      <style:table-column-properties style:column-width="0.1632in" style:rel-column-width="2946*"/>
    </style:style>
    <style:style style:name="Table1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1.P1" style:family="table-cell">
      <style:table-cell-properties fo:padding="0.0396in" fo:border="0.05pt solid #000000"/>
    </style:style>
    <style:style style:name="Table1.2" style:family="table-row">
      <style:table-row-properties style:min-row-height="0.2in"/>
    </style:style>
    <style:style style:name="Table1.A2" style:family="table-cell">
      <style:table-cell-properties fo:padding="0.0396in" fo:border-left="0.05pt solid #000000" fo:border-right="none" fo:border-top="none" fo:border-bottom="0.05pt solid #000000"/>
    </style:style>
    <style:style style:name="Table1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1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1.A3" style:family="table-cell">
      <style:table-cell-properties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819in" table:align="margins" style:may-break-between-rows="false"/>
    </style:style>
    <style:style style:name="Table2.A" style:family="table-column">
      <style:table-column-properties style:column-width="1.3639in" style:rel-column-width="24950*"/>
    </style:style>
    <style:style style:name="Table2.B" style:family="table-column">
      <style:table-column-properties style:column-width="0.4271in" style:rel-column-width="7817*"/>
    </style:style>
    <style:style style:name="Table2.D" style:family="table-column">
      <style:table-column-properties style:column-width="0.4271in" style:rel-column-width="7818*"/>
    </style:style>
    <style:style style:name="Table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2.A11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3.5819in" table:align="margins" style:may-break-between-rows="false"/>
    </style:style>
    <style:style style:name="Table3.A" style:family="table-column">
      <style:table-column-properties style:column-width="3.5819in" style:rel-column-width="65535*"/>
    </style:style>
    <style:style style:name="Table3.A1" style:family="table-cell">
      <style:table-cell-properties fo:padding="0in" fo:border="0.05pt solid #000000"/>
    </style:style>
    <style:style style:name="Table3.A2" style:family="table-cell">
      <style:table-cell-properties fo:padding="0in" fo:border-left="0.05pt solid #000000" fo:border-right="0.05pt solid #000000" fo:border-top="none" fo:border-bottom="0.05pt solid #000000"/>
    </style:style>
    <style:style style:name="Table4" style:family="table">
      <style:table-properties style:width="3.6236in" table:align="margins" style:may-break-between-rows="false"/>
    </style:style>
    <style:style style:name="Table4.A" style:family="table-column">
      <style:table-column-properties style:column-width="0.1639in" style:rel-column-width="2964*"/>
    </style:style>
    <style:style style:name="Table4.B" style:family="table-column">
      <style:table-column-properties style:column-width="0.1646in" style:rel-column-width="2976*"/>
    </style:style>
    <style:style style:name="Table4.C" style:family="table-column">
      <style:table-column-properties style:column-width="0.1653in" style:rel-column-width="2989*"/>
    </style:style>
    <style:style style:name="Table4.V" style:family="table-column">
      <style:table-column-properties style:column-width="0.1632in" style:rel-column-width="2946*"/>
    </style:style>
    <style:style style:name="Table4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4.P1" style:family="table-cell">
      <style:table-cell-properties fo:padding="0.0396in" fo:border="0.05pt solid #000000"/>
    </style:style>
    <style:style style:name="Table4.2" style:family="table-row">
      <style:table-row-properties style:min-row-height="0.2in"/>
    </style:style>
    <style:style style:name="Table4.A2" style:family="table-cell">
      <style:table-cell-properties fo:padding="0.0396in" fo:border-left="0.05pt solid #000000" fo:border-right="none" fo:border-top="none" fo:border-bottom="0.05pt solid #000000"/>
    </style:style>
    <style:style style:name="Table4.E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4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4.A3" style:family="table-cell">
      <style:table-cell-properties fo:padding="0in" fo:border-left="0.05pt solid #000000" fo:border-right="0.05pt solid #000000" fo:border-top="none" fo:border-bottom="0.05pt solid #000000"/>
    </style:style>
    <style:style style:name="Table5" style:family="table">
      <style:table-properties style:width="3.5819in" table:align="margins" style:may-break-between-rows="false"/>
    </style:style>
    <style:style style:name="Table5.A" style:family="table-column">
      <style:table-column-properties style:column-width="1.3639in" style:rel-column-width="24950*"/>
    </style:style>
    <style:style style:name="Table5.B" style:family="table-column">
      <style:table-column-properties style:column-width="0.4271in" style:rel-column-width="7817*"/>
    </style:style>
    <style:style style:name="Table5.D" style:family="table-column">
      <style:table-column-properties style:column-width="0.4271in" style:rel-column-width="7818*"/>
    </style:style>
    <style:style style:name="Table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3.5819in" table:align="margins" style:may-break-between-rows="false"/>
    </style:style>
    <style:style style:name="Table6.A" style:family="table-column">
      <style:table-column-properties style:column-width="3.5819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Table7" style:family="table">
      <style:table-properties style:width="3.6236in" table:align="margins" style:may-break-between-rows="false"/>
    </style:style>
    <style:style style:name="Table7.A" style:family="table-column">
      <style:table-column-properties style:column-width="0.1639in" style:rel-column-width="2969*"/>
    </style:style>
    <style:style style:name="Table7.B" style:family="table-column">
      <style:table-column-properties style:column-width="0.1646in" style:rel-column-width="2982*"/>
    </style:style>
    <style:style style:name="Table7.O" style:family="table-column">
      <style:table-column-properties style:column-width="0.1729in" style:rel-column-width="3126*"/>
    </style:style>
    <style:style style:name="Table7.P" style:family="table-column">
      <style:table-column-properties style:column-width="0.1569in" style:rel-column-width="2837*"/>
    </style:style>
    <style:style style:name="Table7.V" style:family="table-column">
      <style:table-column-properties style:column-width="0.1618in" style:rel-column-width="2927*"/>
    </style:style>
    <style:style style:name="Table7.A1" style:family="table-cell">
      <style:table-cell-properties fo:padding="0.0396in" fo:border-left="0.05pt solid #000000" fo:border-right="none" fo:border-top="0.05pt solid #000000" fo:border-bottom="0.05pt solid #000000"/>
    </style:style>
    <style:style style:name="Table7.P1" style:family="table-cell">
      <style:table-cell-properties fo:padding="0.0396in" fo:border="0.05pt solid #000000"/>
    </style:style>
    <style:style style:name="Table7.2" style:family="table-row">
      <style:table-row-properties style:min-row-height="0.2in"/>
    </style:style>
    <style:style style:name="Table7.A2" style:family="table-cell">
      <style:table-cell-properties fo:padding="0.0396in" fo:border-left="0.05pt solid #000000" fo:border-right="none" fo:border-top="none" fo:border-bottom="0.05pt solid #000000"/>
    </style:style>
    <style:style style:name="Table7.I2" style:family="table-cell">
      <style:table-cell-properties fo:padding="0.0396in" fo:border-left="1.5pt double-thin #000000" fo:border-right="none" fo:border-top="none" fo:border-bottom="0.05pt solid #000000"/>
    </style:style>
    <style:style style:name="Table7.M2" style:family="table-cell">
      <style:table-cell-properties style:border-line-width-left="0.0069in 0.0069in 0.0069in" fo:padding="0.0396in" fo:border-left="1.5pt double #000000" fo:border-right="none" fo:border-top="none" fo:border-bottom="0.05pt solid #000000"/>
    </style:style>
    <style:style style:name="Table7.Q2" style:family="table-cell">
      <style:table-cell-properties style:border-line-width-left="0.0111in 0.0111in 0.0111in" fo:padding="0.0396in" fo:border-left="2.4pt double #000000" fo:border-right="none" fo:border-top="none" fo:border-bottom="0.05pt solid #000000"/>
    </style:style>
    <style:style style:name="Table7.V2" style:family="table-cell">
      <style:table-cell-properties fo:padding="0.0396in" fo:border-left="0.05pt solid #000000" fo:border-right="0.05pt solid #000000" fo:border-top="none" fo:border-bottom="0.05pt solid #000000"/>
    </style:style>
    <style:style style:name="Table7.A3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3.5819in" table:align="margins" style:may-break-between-rows="false"/>
    </style:style>
    <style:style style:name="Table8.A" style:family="table-column">
      <style:table-column-properties style:column-width="1.3639in" style:rel-column-width="24950*"/>
    </style:style>
    <style:style style:name="Table8.B" style:family="table-column">
      <style:table-column-properties style:column-width="0.4271in" style:rel-column-width="7817*"/>
    </style:style>
    <style:style style:name="Table8.D" style:family="table-column">
      <style:table-column-properties style:column-width="0.4271in" style:rel-column-width="7818*"/>
    </style:style>
    <style:style style:name="Table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able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able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8.A11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3.5819in" table:align="margins" style:may-break-between-rows="false"/>
    </style:style>
    <style:style style:name="Table9.A" style:family="table-column">
      <style:table-column-properties style:column-width="3.5819in" style:rel-column-width="65535*"/>
    </style:style>
    <style:style style:name="Table9.A1" style:family="table-cell">
      <style:table-cell-properties fo:padding="0in" fo:border="0.05pt solid #000000"/>
    </style:style>
    <style:style style:name="Table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23b47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39be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23b47" style:font-size-asian="9pt" style:font-size-complex="9pt"/>
    </style:style>
    <style:style style:name="P6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39be" style:font-size-asian="9pt" style:font-size-complex="9pt"/>
    </style:style>
    <style:style style:name="P7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23b47" style:font-size-asian="9pt" style:font-size-complex="9pt"/>
    </style:style>
    <style:style style:name="P9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39be" style:font-size-asian="9pt" style:font-size-complex="9pt"/>
    </style:style>
    <style:style style:name="P10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0ea7f5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23b47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39be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officeooo:paragraph-rsid="001539be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officeooo:paragraph-rsid="00123b47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officeooo:paragraph-rsid="001539be" style:font-size-asian="9pt" style:font-size-complex="9pt"/>
    </style:style>
    <style:style style:name="P19" style:family="paragraph" style:parent-style-name="Text_20_body"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03eb3d" officeooo:paragraph-rsid="0003eb3d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03eb3d" officeooo:paragraph-rsid="00123b47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03eb3d" officeooo:paragraph-rsid="001539be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font-size="9pt" officeooo:rsid="0003eb3d" officeooo:paragraph-rsid="0003eb3d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officeooo:rsid="0003eb3d" officeooo:paragraph-rsid="00123b47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9pt" officeooo:rsid="0003eb3d" officeooo:paragraph-rsid="001539be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093388" officeooo:paragraph-rsid="001539b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0b2ec7" officeooo:paragraph-rsid="001539be" style:font-size-asian="9pt" style:font-size-complex="9pt"/>
    </style:style>
    <style:style style:name="P28" style:family="paragraph" style:parent-style-name="Text_20_body">
      <style:text-properties fo:font-size="9pt" officeooo:rsid="00074164" officeooo:paragraph-rsid="001539be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0ea7f5" officeooo:paragraph-rsid="000ea7f5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0f343b" officeooo:paragraph-rsid="000f343b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123b47" officeooo:paragraph-rsid="00123b47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123b47" officeooo:paragraph-rsid="001539be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font-size="9pt" officeooo:rsid="00123b47" officeooo:paragraph-rsid="00123b47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font-size="9pt" officeooo:rsid="00123b47" officeooo:paragraph-rsid="001539be" style:font-size-asian="9pt" style:font-size-complex="9pt"/>
    </style:style>
    <style:style style:name="P35" style:family="paragraph" style:parent-style-name="Text_20_body">
      <style:text-properties fo:font-size="9pt" officeooo:paragraph-rsid="00123b47" style:font-size-asian="9pt" style:font-size-complex="9pt"/>
    </style:style>
    <style:style style:name="P36" style:family="paragraph" style:parent-style-name="Text_20_body">
      <style:text-properties fo:font-size="9pt" officeooo:paragraph-rsid="001539be" style:font-size-asian="9pt" style:font-size-complex="9pt"/>
    </style:style>
    <style:style style:name="P37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3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6df22" style:font-size-asian="9pt" style:font-weight-asian="bold" style:font-size-complex="9pt" style:font-weight-complex="bold"/>
    </style:style>
    <style:style style:name="P39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40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44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45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23b47" style:font-size-asian="9pt" style:font-weight-asian="bold" style:font-size-complex="9pt" style:font-weight-complex="bold"/>
    </style:style>
    <style:style style:name="P46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39be" style:font-size-asian="9pt" style:font-weight-asian="bold" style:font-size-complex="9pt" style:font-weight-complex="bold"/>
    </style:style>
    <style:style style:name="P47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48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49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50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51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0ea7f5" style:font-size-asian="9pt" style:font-size-complex="9pt"/>
    </style:style>
    <style:style style:name="P5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23b47" style:font-size-asian="9pt" style:font-size-complex="9pt"/>
    </style:style>
    <style:style style:name="P5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39be" style:font-size-asian="9pt" style:font-size-complex="9pt"/>
    </style:style>
    <style:style style:name="P54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55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23b47" style:font-size-asian="9pt" style:font-size-complex="9pt"/>
    </style:style>
    <style:style style:name="P56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57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58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23b47" style:font-size-asian="9pt" style:font-size-complex="9pt"/>
    </style:style>
    <style:style style:name="P59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39be" style:font-size-asian="9pt" style:font-size-complex="9pt"/>
    </style:style>
    <style:style style:name="P60" style:family="paragraph" style:parent-style-name="Text_20_body">
      <style:text-properties fo:font-size="9pt" officeooo:rsid="0003eb3d" officeooo:paragraph-rsid="0003eb3d" fo:background-color="transparent" style:font-size-asian="9pt" style:font-size-complex="9pt"/>
    </style:style>
    <style:style style:name="P61" style:family="paragraph" style:parent-style-name="Text_20_body">
      <style:text-properties fo:font-size="9pt" officeooo:rsid="0003eb3d" officeooo:paragraph-rsid="00123b47" fo:background-color="transparent" style:font-size-asian="9pt" style:font-size-complex="9pt"/>
    </style:style>
    <style:style style:name="P62" style:family="paragraph" style:parent-style-name="Text_20_body">
      <style:text-properties fo:font-size="9pt" officeooo:rsid="0003eb3d" officeooo:paragraph-rsid="001539be" fo:background-color="transparent" style:font-size-asian="9pt" style:font-size-complex="9pt"/>
    </style:style>
    <style:style style:name="P63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64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6df22" style:font-size-asian="8pt" style:font-weight-asian="normal" style:font-size-complex="8pt" style:font-weight-complex="normal"/>
    </style:style>
    <style:style style:name="P65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23b47" style:font-size-asian="8pt" style:font-weight-asian="normal" style:font-size-complex="8pt" style:font-weight-complex="normal"/>
    </style:style>
    <style:style style:name="P66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39be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8pt" fo:font-weight="bold" officeooo:paragraph-rsid="00123b47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8pt" fo:font-weight="bold" officeooo:paragraph-rsid="001539be" style:font-size-asian="8pt" style:font-weight-asian="bold" style:font-size-complex="8pt" style:font-weight-complex="bold"/>
    </style:style>
    <style:style style:name="P70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71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23b47"/>
    </style:style>
    <style:style style:name="P72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539be"/>
    </style:style>
    <style:style style:name="P73" style:family="paragraph" style:parent-style-name="Text_20_body">
      <style:text-properties style:text-underline-style="solid" style:text-underline-width="auto" style:text-underline-color="font-color"/>
    </style:style>
    <style:style style:name="P74" style:family="paragraph" style:parent-style-name="Text_20_body">
      <style:text-properties style:text-underline-style="solid" style:text-underline-width="auto" style:text-underline-color="font-color" officeooo:paragraph-rsid="00123b47"/>
    </style:style>
    <style:style style:name="P75" style:family="paragraph" style:parent-style-name="Text_20_body">
      <style:text-properties style:text-underline-style="solid" style:text-underline-width="auto" style:text-underline-color="font-color" officeooo:paragraph-rsid="001539be"/>
    </style:style>
    <style:style style:name="P76" style:family="paragraph" style:parent-style-name="Standard">
      <style:text-properties fo:font-size="11pt" style:font-size-asian="11pt" style:font-size-complex="11pt"/>
    </style:style>
    <style:style style:name="P77" style:family="paragraph" style:parent-style-name="Standard">
      <style:text-properties fo:font-size="11pt" officeooo:paragraph-rsid="00123b47" style:font-size-asian="11pt" style:font-size-complex="11pt"/>
    </style:style>
    <style:style style:name="P78" style:family="paragraph" style:parent-style-name="Standard">
      <style:text-properties fo:font-size="11pt" officeooo:paragraph-rsid="001539be" style:font-size-asian="11pt" style:font-size-complex="11pt"/>
    </style:style>
    <style:style style:name="P79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80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23b47"/>
    </style:style>
    <style:style style:name="P81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39be"/>
    </style:style>
    <style:style style:name="P82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style:font-weight-asian="bold" style:font-weight-complex="bold"/>
    </style:style>
    <style:style style:name="P83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23b47" style:font-weight-asian="bold" style:font-weight-complex="bold"/>
    </style:style>
    <style:style style:name="P84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officeooo:paragraph-rsid="001539be" style:font-weight-asian="bold" style:font-weight-complex="bold"/>
    </style:style>
    <style:style style:name="P85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86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officeooo:paragraph-rsid="001539be" style:font-weight-asian="bold" style:font-weight-complex="bold"/>
    </style:style>
    <style:style style:name="P87" style:family="paragraph" style:parent-style-name="Standard">
      <style:text-properties officeooo:paragraph-rsid="00123b47"/>
    </style:style>
    <style:style style:name="P88" style:family="paragraph" style:parent-style-name="Text_20_body">
      <style:text-properties officeooo:paragraph-rsid="00123b47"/>
    </style:style>
    <style:style style:name="P89" style:family="paragraph" style:parent-style-name="Standard">
      <style:text-properties officeooo:paragraph-rsid="001539be"/>
    </style:style>
    <style:style style:name="P90" style:family="paragraph" style:parent-style-name="Text_20_body">
      <style:text-properties officeooo:paragraph-rsid="001539be"/>
    </style:style>
    <style:style style:name="P9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/>
    </style:style>
    <style:style style:name="P9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7pt" officeooo:paragraph-rsid="001539be"/>
    </style:style>
    <style:style style:name="P93" style:family="paragraph" style:parent-style-name="Standard">
      <style:paragraph-properties fo:text-align="start" style:justify-single-word="false" style:writing-mode="lr-tb"/>
    </style:style>
    <style:style style:name="P94" style:family="paragraph" style:parent-style-name="Standard">
      <style:paragraph-properties fo:text-align="start" style:justify-single-word="false" style:writing-mode="lr-tb"/>
      <style:text-properties officeooo:paragraph-rsid="001539be"/>
    </style:style>
    <style:style style:name="P95" style:family="paragraph" style:parent-style-name="Standard">
      <style:text-properties fo:font-size="11pt" style:font-size-asian="11pt" style:font-size-complex="11pt"/>
    </style:style>
    <style:style style:name="P96" style:family="paragraph" style:parent-style-name="Standard">
      <style:text-properties fo:font-size="11pt" officeooo:paragraph-rsid="00154de7" style:font-size-asian="11pt" style:font-size-complex="11pt"/>
    </style:style>
    <style:style style:name="P97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 officeooo:paragraph-rsid="00154de7"/>
    </style:style>
    <style:style style:name="P98" style:family="paragraph" style:parent-style-name="Table_20_Contents">
      <style:paragraph-properties fo:text-align="center" style:justify-single-word="false"/>
      <style:text-properties fo:font-size="8pt" fo:font-weight="bold" officeooo:paragraph-rsid="00154de7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9pt" officeooo:rsid="000b2ec7" officeooo:paragraph-rsid="00154de7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fo:font-size="9pt" officeooo:paragraph-rsid="00154de7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fo:font-size="9pt" officeooo:paragraph-rsid="00154de7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fo:font-size="9pt" officeooo:rsid="00093388" officeooo:paragraph-rsid="00154de7" style:font-size-asian="9pt" style:font-size-complex="9pt"/>
    </style:style>
    <style:style style:name="P104" style:family="paragraph" style:parent-style-name="Text_20_body">
      <style:text-properties fo:font-size="11pt" officeooo:paragraph-rsid="00154de7" style:font-size-asian="11pt" style:font-size-complex="11pt"/>
    </style:style>
    <style:style style:name="P105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106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154de7" style:font-size-asian="9pt" style:font-weight-asian="bold" style:font-size-complex="9pt" style:font-weight-complex="bold"/>
    </style:style>
    <style:style style:name="P107" style:family="paragraph" style:parent-style-name="Text_20_body">
      <style:text-properties fo:font-size="9pt" officeooo:rsid="00074164" officeooo:paragraph-rsid="00154de7" style:font-size-asian="9pt" style:font-size-complex="9pt"/>
    </style:style>
    <style:style style:name="P108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officeooo:paragraph-rsid="00154de7" style:font-size-asian="9pt" style:font-size-complex="9pt"/>
    </style:style>
    <style:style style:name="P109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officeooo:paragraph-rsid="00154de7" style:font-size-asian="9pt" style:font-size-complex="9pt"/>
    </style:style>
    <style:style style:name="P110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154de7" style:font-size-asian="9pt" style:font-size-complex="9pt"/>
    </style:style>
    <style:style style:name="P11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officeooo:paragraph-rsid="00154de7" style:font-size-asian="9pt" style:font-size-complex="9pt"/>
    </style:style>
    <style:style style:name="P112" style:family="paragraph" style:parent-style-name="Text_20_body">
      <style:text-properties fo:font-size="9pt" officeooo:paragraph-rsid="00154de7" style:font-size-asian="9pt" style:font-size-complex="9pt"/>
    </style:style>
    <style:style style:name="P113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114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officeooo:paragraph-rsid="00154de7" style:font-size-asian="9pt" style:font-size-complex="9pt"/>
    </style:style>
    <style:style style:name="P115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116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154de7" style:font-size-asian="9pt" style:font-size-complex="9pt"/>
    </style:style>
    <style:style style:name="P117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officeooo:paragraph-rsid="00154de7" style:font-weight-asian="bold" style:font-weight-complex="bold"/>
    </style:style>
    <style:style style:name="P118" style:family="paragraph" style:parent-style-name="Text_20_body">
      <style:text-properties style:text-underline-style="solid" style:text-underline-width="auto" style:text-underline-color="font-color" officeooo:paragraph-rsid="00154de7"/>
    </style:style>
    <style:style style:name="P119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154de7" style:font-size-asian="8pt" style:font-weight-asian="normal" style:font-size-complex="8pt" style:font-weight-complex="normal"/>
    </style:style>
    <style:style style:name="P120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 officeooo:paragraph-rsid="00154de7"/>
    </style:style>
    <style:style style:name="P121" style:family="paragraph" style:parent-style-name="Text_20_body">
      <style:text-properties officeooo:paragraph-rsid="00154de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044454"/>
    </style:style>
    <style:style style:name="T4" style:family="text">
      <style:text-properties style:text-underline-style="solid" style:text-underline-width="auto" style:text-underline-color="font-color" officeooo:rsid="0004eef0"/>
    </style:style>
    <style:style style:name="T5" style:family="text">
      <style:text-properties style:text-underline-style="solid" style:text-underline-width="auto" style:text-underline-color="font-color" officeooo:rsid="00074164"/>
    </style:style>
    <style:style style:name="T6" style:family="text">
      <style:text-properties style:text-underline-style="solid" style:text-underline-width="auto" style:text-underline-color="font-color" officeooo:rsid="00123b47"/>
    </style:style>
    <style:style style:name="T7" style:family="text">
      <style:text-properties style:text-underline-style="solid" style:text-underline-width="auto" style:text-underline-color="font-color" officeooo:rsid="00154de7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74164" style:font-weight-asian="bold" style:font-weight-complex="bold"/>
    </style:style>
    <style:style style:name="T11" style:family="text">
      <style:text-properties style:text-underline-style="none" fo:font-weight="bold" officeooo:rsid="0008c944" style:font-weight-asian="bold" style:font-weight-complex="bold"/>
    </style:style>
    <style:style style:name="T12" style:family="text">
      <style:text-properties style:text-underline-style="none" officeooo:rsid="00017ec7"/>
    </style:style>
    <style:style style:name="T13" style:family="text">
      <style:text-properties style:text-underline-style="none" officeooo:rsid="00044454"/>
    </style:style>
    <style:style style:name="T14" style:family="text">
      <style:text-properties style:text-underline-style="none" officeooo:rsid="0006df22"/>
    </style:style>
    <style:style style:name="T15" style:family="text">
      <style:text-properties style:text-underline-style="none" officeooo:rsid="00074164"/>
    </style:style>
    <style:style style:name="T16" style:family="text">
      <style:text-properties style:text-underline-style="none" officeooo:rsid="0008c944"/>
    </style:style>
    <style:style style:name="T17" style:family="text">
      <style:text-properties style:text-underline-style="none" officeooo:rsid="00093388"/>
    </style:style>
    <style:style style:name="T18" style:family="text">
      <style:text-properties style:text-underline-style="none" officeooo:rsid="000cb47e"/>
    </style:style>
    <style:style style:name="T19" style:family="text">
      <style:text-properties style:text-underline-style="none" officeooo:rsid="000fe8d6"/>
    </style:style>
    <style:style style:name="T20" style:family="text">
      <style:text-properties style:text-underline-style="none" officeooo:rsid="00123b47"/>
    </style:style>
    <style:style style:name="T21" style:family="text">
      <style:text-properties style:text-underline-style="none" officeooo:rsid="0013a098"/>
    </style:style>
    <style:style style:name="T22" style:family="text">
      <style:text-properties fo:font-size="8pt" style:text-underline-style="none" style:font-size-asian="8pt" style:font-size-complex="8pt"/>
    </style:style>
    <style:style style:name="T23" style:family="text">
      <style:text-properties fo:font-size="8pt" style:text-underline-style="none" officeooo:rsid="0003eb3d" style:font-size-asian="8pt" style:font-size-complex="8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style:text-underline-style="solid" style:text-underline-width="auto" style:text-underline-color="font-color" officeooo:rsid="0003eb3d" style:font-size-asian="8pt" style:font-size-complex="8pt"/>
    </style:style>
    <style:style style:name="T26" style:family="text">
      <style:text-properties style:font-name="Tahoma1"/>
    </style:style>
    <style:style style:name="T27" style:family="text">
      <style:text-properties style:font-name="Tahoma1" style:text-underline-style="solid" style:text-underline-width="auto" style:text-underline-color="font-color"/>
    </style:style>
    <style:style style:name="T28" style:family="text">
      <style:text-properties style:font-name="Tahoma1" style:text-underline-style="solid" style:text-underline-width="auto" style:text-underline-color="font-color" officeooo:rsid="00074164"/>
    </style:style>
    <style:style style:name="T29" style:family="text">
      <style:text-properties style:font-name="Tahoma1" style:text-underline-style="solid" style:text-underline-width="auto" style:text-underline-color="font-color" officeooo:rsid="00123b47"/>
    </style:style>
    <style:style style:name="T30" style:family="text">
      <style:text-properties style:font-name="Tahoma1" style:text-underline-style="solid" style:text-underline-width="auto" style:text-underline-color="font-color" officeooo:rsid="00154de7"/>
    </style:style>
    <style:style style:name="T31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32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33" style:family="text">
      <style:text-properties style:font-name="Tahoma1" fo:font-size="7pt" style:text-underline-style="solid" style:text-underline-width="auto" style:text-underline-color="font-color" officeooo:rsid="00123b47" style:font-size-asian="7pt" style:font-size-complex="7pt"/>
    </style:style>
    <style:style style:name="T34" style:family="text">
      <style:text-properties style:font-name="Tahoma1" officeooo:rsid="00030649"/>
    </style:style>
    <style:style style:name="T35" style:family="text">
      <style:text-properties style:font-name="Tahoma1" officeooo:rsid="00123b47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officeooo:rsid="00074164" style:font-size-asian="9pt" style:font-size-complex="9pt"/>
    </style:style>
    <style:style style:name="T3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41" style:family="text">
      <style:text-properties fo:font-size="7pt" style:text-underline-style="solid" style:text-underline-width="auto" style:text-underline-color="font-color" officeooo:rsid="00030649" style:font-size-asian="7pt" style:font-size-complex="7pt"/>
    </style:style>
    <style:style style:name="T42" style:family="text">
      <style:text-properties fo:font-size="7pt" style:font-size-asian="7pt" style:font-size-complex="7pt"/>
    </style:style>
    <style:style style:name="T43" style:family="text">
      <style:text-properties style:text-position="super 58%" fo:font-size="8pt" style:font-size-asian="8pt" style:font-size-complex="8pt"/>
    </style:style>
    <style:style style:name="T44" style:family="text">
      <style:text-properties style:text-position="super 58%" fo:font-size="8pt" style:text-underline-style="none" style:font-size-asian="8pt" style:font-size-complex="8pt"/>
    </style:style>
    <style:style style:name="T45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46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47" style:family="text">
      <style:text-properties officeooo:rsid="00030649"/>
    </style:style>
    <style:style style:name="T48" style:family="text">
      <style:text-properties officeooo:rsid="0003eb3d"/>
    </style:style>
    <style:style style:name="T49" style:family="text">
      <style:text-properties officeooo:rsid="00074164"/>
    </style:style>
    <style:style style:name="T50" style:family="text">
      <style:text-properties officeooo:rsid="0008c944"/>
    </style:style>
    <style:style style:name="T51" style:family="text">
      <style:text-properties officeooo:rsid="000b2ec7"/>
    </style:style>
    <style:style style:name="T52" style:family="text">
      <style:text-properties officeooo:rsid="00123b47"/>
    </style:style>
    <style:style style:name="T53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5" style:family="text">
      <style:text-properties fo:color="#c9211e" loext:opacity="100%" style:text-underline-style="solid" style:text-underline-width="auto" style:text-underline-color="font-color" officeooo:rsid="00123b47"/>
    </style:style>
    <style:style style:name="T56" style:family="text">
      <style:text-properties fo:color="#c9211e" loext:opacity="100%" style:text-underline-style="solid" style:text-underline-width="auto" style:text-underline-color="font-color" officeooo:rsid="001539be"/>
    </style:style>
    <style:style style:name="T57" style:family="text">
      <style:text-properties fo:color="#00a933" loext:opacity="100%" style:text-underline-style="solid" style:text-underline-width="auto" style:text-underline-color="font-color" officeooo:rsid="00123b47"/>
    </style:style>
    <style:style style:name="T58" style:family="text">
      <style:text-properties fo:color="#780373" loext:opacity="100%" style:text-underline-style="solid" style:text-underline-width="auto" style:text-underline-color="font-color"/>
    </style:style>
    <style:style style:name="T59" style:family="text">
      <style:text-properties fo:color="#780373" loext:opacity="100%" style:text-underline-style="solid" style:text-underline-width="auto" style:text-underline-color="font-color" officeooo:rsid="00030649"/>
    </style:style>
    <style:style style:name="T60" style:family="text">
      <style:text-properties fo:color="#2a6099" loext:opacity="100%" style:text-underline-style="none" officeooo:rsid="00074164"/>
    </style:style>
    <style:style style:name="T61" style:family="text">
      <style:text-properties fo:color="#2a6099" loext:opacity="100%" style:text-underline-style="none" fo:font-weight="normal" officeooo:rsid="00074164" style:font-weight-asian="normal" style:font-weight-complex="normal"/>
    </style:style>
    <style:style style:name="T62" style:family="text">
      <style:text-properties fo:color="#2a6099" loext:opacity="100%" style:text-underline-style="none" fo:font-weight="bold" officeooo:rsid="00074164" style:font-weight-asian="bold" style:font-weight-complex="bold"/>
    </style:style>
    <style:style style:name="T63" style:family="text">
      <style:text-properties fo:color="#2a6099" loext:opacity="100%" style:text-underline-style="none" fo:font-weight="bold" officeooo:rsid="0008c944" style:font-weight-asian="bold" style:font-weight-complex="bold"/>
    </style:style>
    <style:style style:name="T64" style:family="text">
      <style:text-properties fo:color="#3faf46" loext:opacity="100%" style:text-underline-style="none" fo:font-weight="bold" officeooo:rsid="00074164" style:font-weight-asian="bold" style:font-weight-complex="bold"/>
    </style:style>
    <style:style style:name="T65" style:family="text">
      <style:text-properties fo:color="#3faf46" loext:opacity="100%" style:text-underline-style="none" fo:font-weight="bold" officeooo:rsid="0008c944" style:font-weight-asian="bold" style:font-weight-complex="bold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44"><text:span text:style-name="T8">Név, jellemző, szint: </text:span><text:span text:style-name="T2"><text:s/></text:span><text:span text:style-name="T59">Lovas-p</text:span><text:span text:style-name="T58">áncélos lovag</text:span></text:p>
        <text:p text:style-name="P82"><text:span text:style-name="T36">Fegyverei: </text:span><text:span text:style-name="T37">Lovagkard, Csatabárd (egykezes)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A"/>
          <table:table-column table:style-name="Táblázat1.C" table:number-columns-repeated="2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V"/>
          <table:table-row>
            <table:table-cell table:style-name="Táblázat1.A1" table:number-columns-spanned="15" office:value-type="string">
              <text:p text:style-name="P19"><text:span text:style-name="T39">ÉP</text:span>: <text:span text:style-name="T48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19">SFÉ: <text:span text:style-name="T43">SZ</text:span><text:span text:style-name="T25">12</text:span><text:span text:style-name="T1"> </text:span><text:span text:style-name="T8"><text:s/>/ </text:span><text:span text:style-name="T44">V</text:span><text:span text:style-name="T25">14</text:span><text:span text:style-name="T1"> </text:span><text:span text:style-name="T8"><text:s/>/</text:span><text:span text:style-name="T44">Z</text:span><text:span text:style-name="T8"> </text:span><text:span text:style-name="T23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60">X</text:p>
            </table:table-cell>
            <table:table-cell table:style-name="Táblázat1.A2" office:value-type="string">
              <text:p text:style-name="P60">X</text:p>
            </table:table-cell>
            <table:table-cell table:style-name="Táblázat1.A2" office:value-type="string">
              <text:p text:style-name="P60">X</text:p>
            </table:table-cell>
            <table:table-cell table:style-name="Táblázat1.A2" office:value-type="string">
              <text:p text:style-name="P60">X</text:p>
            </table:table-cell>
            <table:table-cell table:style-name="Táblázat1.E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E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E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E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A2" office:value-type="string">
              <text:p text:style-name="P19"/>
            </table:table-cell>
            <table:table-cell table:style-name="Táblázat1.V2" office:value-type="string">
              <text:p text:style-name="P19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73"/>
        <text:p text:style-name="P4"><text:span text:style-name="T39">KÉ</text:span>: <text:span text:style-name="T47">40</text:span><text:span text:style-name="T3">_</text:span><text:span text:style-name="T8"> <text:s/>F1(</text:span><text:span text:style-name="T1"> </text:span><text:span text:style-name="T3">Lovagkard</text:span><text:span text:style-name="T1"> </text:span><text:span text:style-name="T8">): </text:span><text:span text:style-name="T3">12V/S</text:span><text:span text:style-name="T4">+1Á </text:span><text:span text:style-name="T3"><text:s/></text:span><text:span text:style-name="T22">SP <text:s text:c="2"/></text:span><text:span text:style-name="T8">F2(</text:span><text:span text:style-name="T1"> </text:span><text:span text:style-name="T3">Csatabárd</text:span><text:span text:style-name="T8">): </text:span><text:span text:style-name="T13">9V</text:span><text:span text:style-name="T3"> </text:span><text:span text:style-name="T22">SP</text:span></text:p>
        <text:p text:style-name="P7"><text:span text:style-name="T39">TÉ</text:span>: <text:span text:style-name="T47">97</text:span><text:span text:style-name="T1"><text:tab/></text:span><text:span text:style-name="T8"> T/K:</text:span><text:span text:style-name="T1"><text:tab/></text:span></text:p>
        <text:p text:style-name="P11"><text:span text:style-name="T9">VÉ</text:span><text:span text:style-name="T8">: </text:span><text:span text:style-name="T13">(181+30)=211, </text:span><text:span text:style-name="T1"><text:tab/></text:span></text:p>
        <text:p text:style-name="P51"><text:tab/></text:p>
        <text:p text:style-name="P47"><text:span text:style-name="T8">Pajzs: </text:span><text:span text:style-name="T13">30 </text:span><text:span text:style-name="T19">(Közepes)</text:span><text:tab/><text:span text:style-name="T8"><text:tab/>Erőbónusz: </text:span><text:span text:style-name="T19">+4</text:span><text:tab/></text:p>
        <text:p text:style-name="P1"><text:span text:style-name="T9">CÉ</text:span><text:span text:style-name="T8">: -</text:span><text:span text:style-name="T14">26</text:span><text:span text:style-name="T1"><text:tab/></text:span></text:p>
        <text:p text:style-name="P38"><text:span text:style-name="T8">Puszta kézzel: KÉ: </text:span><text:span text:style-name="T14">15</text:span><text:span text:style-name="T8"> <text:s text:c="2"/>TÉ: </text:span><text:span text:style-name="T14">54</text:span><text:span text:style-name="T8"> <text:s text:c="2"/>VÉ: </text:span><text:span text:style-name="T14">141</text:span></text:p>
        <text:p text:style-name="P64"><text:span text:style-name="T8">Erő: </text:span><text:span text:style-name="T1">4</text:span><text:span text:style-name="T8"> Edz: </text:span><text:span text:style-name="T1">3</text:span><text:span text:style-name="T8"> Gyors: </text:span><text:span text:style-name="T1">3</text:span><text:span text:style-name="T8"> Ügy: </text:span><text:span text:style-name="T1">2</text:span><text:span text:style-name="T8"> IQ:0</text:span><text:span text:style-name="T1"><text:tab/></text:span><text:span text:style-name="T8"> Eml: </text:span><text:span text:style-name="T1">-</text:span><text:span text:style-name="T8">1 Önur:</text:span><text:span text:style-name="T12">2</text:span><text:span text:style-name="T8"> </text:span><text:span text:style-name="T12">Érz</text:span><text:span text:style-name="T8">: -</text:span><text:span text:style-name="T12">1</text:span></text:p>
        <text:p text:style-name="P57"><text:span text:style-name="T40">H1:</text:span><text:span text:style-name="T41">K</text:span><text:span text:style-name="T1">ardvívás </text:span>: <text:span text:style-name="T1"><text:s text:c="2"/>9 <text:s/></text:span><text:span text:style-name="T40">.sz </text:span><text:span text:style-name="T1">(</text:span><text:span text:style-name="T45">S</text:span><text:span text:style-name="T1"> <text:s text:c="2"/>)</text:span><text:tab/><text:span text:style-name="T42">Mesterfegyver (fegy, fok)</text:span><text:span text:style-name="T24">:</text:span> <text:span text:style-name="T1">Kard, lovag</text:span></text:p>
        <text:p text:style-name="P54"><text:span text:style-name="T31">H</text:span><text:span text:style-name="T32">2</text:span><text:span text:style-name="T31">:</text:span><text:span text:style-name="T27">Pusztítás <text:s text:c="4"/></text:span><text:span text:style-name="T26">: </text:span><text:span text:style-name="T27"><text:s/>9 <text:s text:c="2"/></text:span><text:span text:style-name="T31">.sz </text:span><text:span text:style-name="T27">(</text:span><text:span text:style-name="T46">S</text:span><text:span text:style-name="T27"> <text:s text:c="2"/>)</text:span><text:span text:style-name="T26"> Ψ: </text:span><text:span text:style-name="T27">2</text:span><text:span text:style-name="T26">.</text:span><text:span text:style-name="T34">fok <text:s/></text:span><text:span text:style-name="T35">Aura</text:span><text:span text:style-name="T26">: </text:span><text:span text:style-name="T29">20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67">Képzettség, Fortély, Manőver</text:p>
            </table:table-cell>
            <table:table-cell table:style-name="Táblázat2.A1" office:value-type="string">
              <text:p text:style-name="P67">Értéke</text:p>
            </table:table-cell>
            <table:table-cell table:style-name="Táblázat2.A1" office:value-type="string">
              <text:p text:style-name="P67">Képzettség, Fortély, Manőver</text:p>
            </table:table-cell>
            <table:table-cell table:style-name="Táblázat2.D1" office:value-type="string">
              <text:p text:style-name="P67">Értéke</text:p>
            </table:table-cell>
          </table:table-row>
          <table:table-row>
            <table:table-cell table:style-name="Táblázat2.A2" office:value-type="string">
              <text:p text:style-name="P41">Fájdalomtűrés</text:p>
            </table:table-cell>
            <table:table-cell table:style-name="Táblázat2.B2" office:value-type="string">
              <text:p text:style-name="P30">8</text:p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16">Észlelés</text:p>
            </table:table-cell>
            <table:table-cell table:style-name="Táblázat2.B2" office:value-type="string">
              <text:p text:style-name="P20">8</text:p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16">Emberismeret</text:p>
            </table:table-cell>
            <table:table-cell table:style-name="Táblázat2.B2" office:value-type="string">
              <text:p text:style-name="P20">3</text:p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23">Lovaglás</text:p>
            </table:table-cell>
            <table:table-cell table:style-name="Táblázat2.B2" office:value-type="string">
              <text:p text:style-name="P29">7</text:p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4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4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4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4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2" office:value-type="string">
              <text:p text:style-name="P16"/>
            </table:table-cell>
            <table:table-cell table:style-name="Táblázat2.B2" office:value-type="string">
              <text:p text:style-name="P14"/>
            </table:table-cell>
            <table:table-cell table:style-name="Táblázat2.A2" office:value-type="string">
              <text:p text:style-name="P16"/>
            </table:table-cell>
            <table:table-cell table:style-name="Táblázat2.D2" office:value-type="string">
              <text:p text:style-name="P14"/>
            </table:table-cell>
          </table:table-row>
          <table:table-row>
            <table:table-cell table:style-name="Táblázat2.A11" table:number-columns-spanned="4" office:value-type="string">
              <text:p text:style-name="P16">Speciális:</text:p>
            </table:table-cell>
            <table:covered-table-cell/>
            <table:covered-table-cell/>
            <table:covered-table-cell/>
          </table:table-row>
        </table:table>
        <text:p text:style-name="P79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16"><text:span text:style-name="T39">Leírás:</text:span> </text:p>
            </table:table-cell>
          </table:table-row>
          <table:table-row>
            <table:table-cell table:style-name="Táblázat3.A2" office:value-type="string">
              <text:p text:style-name="P16"/>
            </table:table-cell>
          </table:table-row>
        </table:table>
        <text:p text:style-name="P70"/>
      </text:section>
      <text:p text:style-name="P76"/>
      <text:p text:style-name="P76"/>
      <text:p text:style-name="P87"/>
      <text:section text:style-name="Sect1" text:name="Section1">
        <text:p text:style-name="P45"><text:span text:style-name="T8">Név, jellemző, szint: </text:span><text:span text:style-name="T2"><text:s/></text:span><text:span text:style-name="T57">Harcos-1</text:span></text:p>
        <text:p text:style-name="P83"><text:span text:style-name="T36">Fegyverei: </text:span><text:span text:style-name="T37">Lovagkard, Csatabárd (egykezes)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 table:number-columns-repeated="2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A"/>
          <table:table-column table:style-name="Table1.C" table:number-columns-repeated="2"/>
          <table:table-column table:style-name="Table1.B"/>
          <table:table-column table:style-name="Table1.C"/>
          <table:table-column table:style-name="Table1.B" table:number-columns-repeated="2"/>
          <table:table-column table:style-name="Table1.V"/>
          <table:table-row>
            <table:table-cell table:style-name="Table1.A1" table:number-columns-spanned="15" office:value-type="string">
              <text:p text:style-name="P35"><text:span text:style-name="T39">ÉP</text:span>: <text:span text:style-name="T48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table:number-columns-spanned="7" office:value-type="string">
              <text:p text:style-name="P35">SFÉ: <text:span text:style-name="T43">SZ</text:span><text:span text:style-name="T25">12</text:span><text:span text:style-name="T1"> </text:span><text:span text:style-name="T8"><text:s/>/ </text:span><text:span text:style-name="T44">V</text:span><text:span text:style-name="T25">14</text:span><text:span text:style-name="T1"> </text:span><text:span text:style-name="T8"><text:s/>/</text:span><text:span text:style-name="T44">Z</text:span><text:span text:style-name="T8"> </text:span><text:span text:style-name="T23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61">X</text:p>
            </table:table-cell>
            <table:table-cell table:style-name="Table1.A2" office:value-type="string">
              <text:p text:style-name="P61">X</text:p>
            </table:table-cell>
            <table:table-cell table:style-name="Table1.A2" office:value-type="string">
              <text:p text:style-name="P61">X</text:p>
            </table:table-cell>
            <table:table-cell table:style-name="Table1.A2" office:value-type="string">
              <text:p text:style-name="P61">X</text:p>
            </table:table-cell>
            <table:table-cell table:style-name="Table1.E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E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E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E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A2" office:value-type="string">
              <text:p text:style-name="P35"/>
            </table:table-cell>
            <table:table-cell table:style-name="Table1.V2" office:value-type="string">
              <text:p text:style-name="P35"/>
            </table:table-cell>
          </table:table-row>
          <table:table-row>
            <table:table-cell table:style-name="Table1.A3" table:number-columns-spanned="22" office:value-type="string">
              <text:p text:style-name="P8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74"/>
        <text:p text:style-name="P5"><text:span text:style-name="T39">KÉ</text:span>: <text:span text:style-name="T52">34</text:span><text:span text:style-name="T3">_</text:span><text:span text:style-name="T8"> <text:s/>F1(</text:span><text:span text:style-name="T1"> </text:span><text:span text:style-name="T6">Másfélkezes</text:span><text:span text:style-name="T1"> </text:span><text:span text:style-name="T8">): </text:span><text:span text:style-name="T20">9 </text:span><text:span text:style-name="T3">V/S</text:span><text:span text:style-name="T4"> </text:span><text:span text:style-name="T3"><text:s/></text:span><text:span text:style-name="T22">SP <text:s text:c="2"/></text:span><text:span text:style-name="T8">F2(</text:span><text:span text:style-name="T1"> </text:span><text:span text:style-name="T6">Lándzsa</text:span><text:span text:style-name="T8">): </text:span><text:span text:style-name="T20">6Sz</text:span><text:span text:style-name="T3"> </text:span><text:span text:style-name="T22">SP</text:span></text:p>
        <text:p text:style-name="P8"><text:span text:style-name="T39">TÉ</text:span>: <text:span text:style-name="T47">9</text:span><text:span text:style-name="T52">1</text:span><text:span text:style-name="T1"><text:tab/></text:span><text:span text:style-name="T8"> T/K: </text:span><text:span text:style-name="T20">2</text:span><text:span text:style-name="T1"><text:tab/></text:span></text:p>
        <text:p text:style-name="P12"><text:span text:style-name="T9">VÉ</text:span><text:span text:style-name="T8">: </text:span><text:span text:style-name="T13">18</text:span><text:span text:style-name="T20">5</text:span><text:span text:style-name="T13">, </text:span><text:span text:style-name="T1"><text:tab/></text:span></text:p>
        <text:p text:style-name="P52"><text:tab/></text:p>
        <text:p text:style-name="P48"><text:span text:style-name="T8">Pajzs: </text:span><text:span text:style-name="T20">1</text:span><text:span text:style-name="T13">0 </text:span><text:span text:style-name="T19">(</text:span><text:span text:style-name="T20">kicsi</text:span><text:span text:style-name="T19">)</text:span><text:tab/><text:span text:style-name="T8"><text:tab/>Erőbónusz: </text:span><text:span text:style-name="T19">+</text:span><text:span text:style-name="T20">3</text:span><text:tab/></text:p>
        <text:p text:style-name="P2"><text:span text:style-name="T9">CÉ</text:span><text:span text:style-name="T8">: -</text:span><text:span text:style-name="T21">30</text:span><text:span text:style-name="T1"><text:tab/></text:span></text:p>
        <text:p text:style-name="P39"><text:span text:style-name="T8">Puszta kézzel: KÉ: </text:span><text:span text:style-name="T14">1</text:span><text:span text:style-name="T20">2</text:span><text:span text:style-name="T8"> <text:s text:c="2"/>TÉ: </text:span><text:span text:style-name="T14">5</text:span><text:span text:style-name="T20">6</text:span><text:span text:style-name="T8"> <text:s text:c="2"/>VÉ: </text:span><text:span text:style-name="T14">1</text:span><text:span text:style-name="T20">50</text:span></text:p>
        <text:p text:style-name="P65"><text:span text:style-name="T8">Erő: </text:span><text:span text:style-name="T6">3</text:span><text:span text:style-name="T8"> Edz: </text:span><text:span text:style-name="T1">3</text:span><text:span text:style-name="T8"> Gyors: </text:span><text:span text:style-name="T1">3</text:span><text:span text:style-name="T8"> Ügy: </text:span><text:span text:style-name="T6">4</text:span><text:span text:style-name="T8"> IQ:-</text:span><text:span text:style-name="T20">1</text:span><text:span text:style-name="T8"> Eml: </text:span><text:span text:style-name="T1">-</text:span><text:span text:style-name="T8">1 Önur:</text:span><text:span text:style-name="T20">0</text:span><text:span text:style-name="T8"> </text:span><text:span text:style-name="T12">Érz</text:span><text:span text:style-name="T8">: </text:span><text:span text:style-name="T20">0</text:span></text:p>
        <text:p text:style-name="P58"><text:span text:style-name="T40">H1:</text:span><text:span text:style-name="T41">K</text:span><text:span text:style-name="T1">ardvívás </text:span>: <text:span text:style-name="T1"><text:s text:c="2"/></text:span><text:span text:style-name="T7">7</text:span><text:span text:style-name="T1"> <text:s/></text:span><text:span text:style-name="T40">.sz </text:span><text:span text:style-name="T1">(</text:span><text:span text:style-name="T45">S</text:span><text:span text:style-name="T1"> <text:s text:c="2"/>)</text:span><text:tab/><text:span text:style-name="T42">Mesterfegyver (fegy, fok)</text:span><text:span text:style-name="T24">:</text:span> <text:span text:style-name="T1">Kard, lovag</text:span></text:p>
        <text:p text:style-name="P55"><text:span text:style-name="T31">H</text:span><text:span text:style-name="T32">2</text:span><text:span text:style-name="T31">:</text:span><text:span text:style-name="T33">Lándzsavívás</text:span><text:span text:style-name="T27"> <text:s text:c="4"/></text:span><text:span text:style-name="T26">: </text:span><text:span text:style-name="T27"><text:s/></text:span><text:span text:style-name="T30">7</text:span><text:span text:style-name="T27"> <text:s text:c="2"/></text:span><text:span text:style-name="T31">.sz </text:span><text:span text:style-name="T27">(</text:span><text:span text:style-name="T46">S</text:span><text:span text:style-name="T27"> <text:s text:c="2"/>)</text:span><text:span text:style-name="T26"> Ψ: </text:span><text:span text:style-name="T29">0</text:span><text:span text:style-name="T34"> <text:s/></text:span><text:span text:style-name="T35">Aura</text:span><text:span text:style-name="T26">: </text:span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row>
            <table:table-cell table:style-name="Table2.A1" office:value-type="string">
              <text:p text:style-name="P68">Képzettség, Fortély, Manőver</text:p>
            </table:table-cell>
            <table:table-cell table:style-name="Table2.A1" office:value-type="string">
              <text:p text:style-name="P68">Értéke</text:p>
            </table:table-cell>
            <table:table-cell table:style-name="Table2.A1" office:value-type="string">
              <text:p text:style-name="P68">Képzettség, Fortély, Manőver</text:p>
            </table:table-cell>
            <table:table-cell table:style-name="Table2.D1" office:value-type="string">
              <text:p text:style-name="P68">Értéke</text:p>
            </table:table-cell>
          </table:table-row>
          <table:table-row>
            <table:table-cell table:style-name="Table2.A2" office:value-type="string">
              <text:p text:style-name="P42">Fájdalomtűrés</text:p>
            </table:table-cell>
            <table:table-cell table:style-name="Table2.B2" office:value-type="string">
              <text:p text:style-name="P31">7</text:p>
            </table:table-cell>
            <table:table-cell table:style-name="Table2.A2" office:value-type="string">
              <text:p text:style-name="P33">Akrobatika</text:p>
            </table:table-cell>
            <table:table-cell table:style-name="Table2.D2" office:value-type="string">
              <text:p text:style-name="P31">5</text:p>
            </table:table-cell>
          </table:table-row>
          <table:table-row>
            <table:table-cell table:style-name="Table2.A2" office:value-type="string">
              <text:p text:style-name="P17">Észlelés</text:p>
            </table:table-cell>
            <table:table-cell table:style-name="Table2.B2" office:value-type="string">
              <text:p text:style-name="P31">7</text:p>
            </table:table-cell>
            <table:table-cell table:style-name="Table2.A2" office:value-type="string">
              <text:p text:style-name="P33">Lopakodás</text:p>
            </table:table-cell>
            <table:table-cell table:style-name="Table2.D2" office:value-type="string">
              <text:p text:style-name="P31">3</text:p>
            </table:table-cell>
          </table:table-row>
          <table:table-row>
            <table:table-cell table:style-name="Table2.A2" office:value-type="string">
              <text:p text:style-name="P17">Emberismeret</text:p>
            </table:table-cell>
            <table:table-cell table:style-name="Table2.B2" office:value-type="string">
              <text:p text:style-name="P21">3</text:p>
            </table:table-cell>
            <table:table-cell table:style-name="Table2.A2" office:value-type="string">
              <text:p text:style-name="P33">Mászás</text:p>
            </table:table-cell>
            <table:table-cell table:style-name="Table2.D2" office:value-type="string">
              <text:p text:style-name="P31">5</text:p>
            </table:table-cell>
          </table:table-row>
          <table:table-row>
            <table:table-cell table:style-name="Table2.A2" office:value-type="string">
              <text:p text:style-name="P33">Keresés</text:p>
            </table:table-cell>
            <table:table-cell table:style-name="Table2.B2" office:value-type="string">
              <text:p text:style-name="P31">5</text:p>
            </table:table-cell>
            <table:table-cell table:style-name="Table2.A2" office:value-type="string">
              <text:p text:style-name="P24">Lovaglás</text:p>
            </table:table-cell>
            <table:table-cell table:style-name="Table2.D2" office:value-type="string">
              <text:p text:style-name="P31">6</text:p>
            </table:table-cell>
          </table:table-row>
          <table:table-row>
            <table:table-cell table:style-name="Table2.A2" office:value-type="string">
              <text:p text:style-name="P33">Nyomolvasás</text:p>
            </table:table-cell>
            <table:table-cell table:style-name="Table2.B2" office:value-type="string">
              <text:p text:style-name="P31">3</text:p>
            </table:table-cell>
            <table:table-cell table:style-name="Table2.A2" office:value-type="string">
              <text:p text:style-name="P33">Lovas harc</text:p>
            </table:table-cell>
            <table:table-cell table:style-name="Table2.D2" office:value-type="string">
              <text:p text:style-name="P31">2.fok</text:p>
            </table:table-cell>
          </table:table-row>
          <table:table-row>
            <table:table-cell table:style-name="Table2.A2" office:value-type="string">
              <text:p text:style-name="P33">Szerencsejáték</text:p>
            </table:table-cell>
            <table:table-cell table:style-name="Table2.B2" office:value-type="string">
              <text:p text:style-name="P31">4</text:p>
            </table:table-cell>
            <table:table-cell table:style-name="Table2.A2" office:value-type="string">
              <text:p text:style-name="P33">Harcos elme</text:p>
            </table:table-cell>
            <table:table-cell table:style-name="Table2.D2" office:value-type="string">
              <text:p text:style-name="P31">1.fok</text:p>
            </table:table-cell>
          </table:table-row>
          <table:table-row>
            <table:table-cell table:style-name="Table2.A2" office:value-type="string">
              <text:p text:style-name="P33"/>
            </table:table-cell>
            <table:table-cell table:style-name="Table2.B2" office:value-type="string">
              <text:p text:style-name="P31"/>
            </table:table-cell>
            <table:table-cell table:style-name="Table2.A2" office:value-type="string">
              <text:p text:style-name="P33">Úszás, Futás</text:p>
            </table:table-cell>
            <table:table-cell table:style-name="Table2.D2" office:value-type="string">
              <text:p text:style-name="P31">1.fok</text:p>
            </table:table-cell>
          </table:table-row>
          <table:table-row>
            <table:table-cell table:style-name="Table2.A2" office:value-type="string">
              <text:p text:style-name="P91">Lefegyverzés/Fegyvertörés (K)</text:p>
            </table:table-cell>
            <table:table-cell table:style-name="Table2.B2" office:value-type="string">
              <text:p text:style-name="P31">2 (10)</text:p>
            </table:table-cell>
            <table:table-cell table:style-name="Table2.A2" office:value-type="string">
              <text:p text:style-name="P33">Gyors kezd</text:p>
            </table:table-cell>
            <table:table-cell table:style-name="Table2.D2" office:value-type="string">
              <text:p text:style-name="P31">1.fok</text:p>
            </table:table-cell>
          </table:table-row>
          <table:table-row>
            <table:table-cell table:style-name="Table2.A2" office:value-type="string">
              <text:p text:style-name="P93" loext:marker-style-name="T54"><text:span text:style-name="T53">Kibontakozás/Átsiklás</text:span></text:p>
            </table:table-cell>
            <table:table-cell table:style-name="Table2.B2" office:value-type="string">
              <text:p text:style-name="P31">2 (5)</text:p>
            </table:table-cell>
            <table:table-cell table:style-name="Table2.A2" office:value-type="string">
              <text:p text:style-name="P33">Pajzshasználat</text:p>
            </table:table-cell>
            <table:table-cell table:style-name="Table2.D2" office:value-type="string">
              <text:p text:style-name="P31">1.fok</text:p>
            </table:table-cell>
          </table:table-row>
          <table:table-row>
            <table:table-cell table:style-name="Table2.A11" table:number-columns-spanned="4" office:value-type="string">
              <text:p text:style-name="P17">Speciális:</text:p>
            </table:table-cell>
            <table:covered-table-cell/>
            <table:covered-table-cell/>
            <table:covered-table-cell/>
          </table:table-row>
        </table:table>
        <text:p text:style-name="P80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7"><text:span text:style-name="T39">Leírás:</text:span> </text:p>
            </table:table-cell>
          </table:table-row>
          <table:table-row>
            <table:table-cell table:style-name="Table3.A2" office:value-type="string">
              <text:p text:style-name="P17"/>
            </table:table-cell>
          </table:table-row>
        </table:table>
        <text:p text:style-name="P71"/>
      </text:section>
      <text:p text:style-name="P77"/>
      <text:p text:style-name="P89"/>
      <text:section text:style-name="Sect1" text:name="Section2">
        <text:p text:style-name="P46"><text:span text:style-name="T8">Név, jellemző, szint: </text:span><text:span text:style-name="T2"><text:s/></text:span><text:span text:style-name="T55">Harcos-</text:span><text:span text:style-name="T56">2</text:span></text:p>
        <text:p text:style-name="P84"><text:span text:style-name="T36">Fegyverei: </text:span><text:span text:style-name="T37">Lovagkard, Csatabárd (egykezes)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 table:number-columns-repeated="2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B"/>
          <table:table-column table:style-name="Table4.C"/>
          <table:table-column table:style-name="Table4.A"/>
          <table:table-column table:style-name="Table4.C" table:number-columns-repeated="2"/>
          <table:table-column table:style-name="Table4.B"/>
          <table:table-column table:style-name="Table4.C"/>
          <table:table-column table:style-name="Table4.B" table:number-columns-repeated="2"/>
          <table:table-column table:style-name="Table4.V"/>
          <table:table-row>
            <table:table-cell table:style-name="Table4.A1" table:number-columns-spanned="15" office:value-type="string">
              <text:p text:style-name="P36"><text:span text:style-name="T39">ÉP</text:span>: <text:span text:style-name="T48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4.P1" table:number-columns-spanned="7" office:value-type="string">
              <text:p text:style-name="P36">SFÉ: <text:span text:style-name="T43">SZ</text:span><text:span text:style-name="T25">12</text:span><text:span text:style-name="T1"> </text:span><text:span text:style-name="T8"><text:s/>/ </text:span><text:span text:style-name="T44">V</text:span><text:span text:style-name="T25">14</text:span><text:span text:style-name="T1"> </text:span><text:span text:style-name="T8"><text:s/>/</text:span><text:span text:style-name="T44">Z</text:span><text:span text:style-name="T8"> </text:span><text:span text:style-name="T23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4.2">
            <table:table-cell table:style-name="Table4.A2" office:value-type="string">
              <text:p text:style-name="P62">X</text:p>
            </table:table-cell>
            <table:table-cell table:style-name="Table4.A2" office:value-type="string">
              <text:p text:style-name="P62">X</text:p>
            </table:table-cell>
            <table:table-cell table:style-name="Table4.A2" office:value-type="string">
              <text:p text:style-name="P62">X</text:p>
            </table:table-cell>
            <table:table-cell table:style-name="Table4.A2" office:value-type="string">
              <text:p text:style-name="P62">X</text:p>
            </table:table-cell>
            <table:table-cell table:style-name="Table4.E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E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E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E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A2" office:value-type="string">
              <text:p text:style-name="P36"/>
            </table:table-cell>
            <table:table-cell table:style-name="Table4.V2" office:value-type="string">
              <text:p text:style-name="P36"/>
            </table:table-cell>
          </table:table-row>
          <table:table-row>
            <table:table-cell table:style-name="Table4.A3" table:number-columns-spanned="22" office:value-type="string">
              <text:p text:style-name="P9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75"/>
        <text:p text:style-name="P6"><text:span text:style-name="T39">KÉ</text:span>: <text:span text:style-name="T52">34</text:span><text:span text:style-name="T3">_</text:span><text:span text:style-name="T8"> <text:s/>F1(</text:span><text:span text:style-name="T1"> </text:span><text:span text:style-name="T6">Másfélkezes</text:span><text:span text:style-name="T1"> </text:span><text:span text:style-name="T8">): </text:span><text:span text:style-name="T20">9 </text:span><text:span text:style-name="T3">V/S</text:span><text:span text:style-name="T4"> </text:span><text:span text:style-name="T3"><text:s/></text:span><text:span text:style-name="T22">SP <text:s text:c="2"/></text:span><text:span text:style-name="T8">F2(</text:span><text:span text:style-name="T1"> </text:span><text:span text:style-name="T6">Lándzsa</text:span><text:span text:style-name="T8">): </text:span><text:span text:style-name="T20">6Sz</text:span><text:span text:style-name="T3"> </text:span><text:span text:style-name="T22">SP</text:span></text:p>
        <text:p text:style-name="P9"><text:span text:style-name="T39">TÉ</text:span>: <text:span text:style-name="T47">9</text:span><text:span text:style-name="T52">1</text:span><text:span text:style-name="T1"><text:tab/></text:span><text:span text:style-name="T8"> T/K: </text:span><text:span text:style-name="T20">2</text:span><text:span text:style-name="T1"><text:tab/></text:span></text:p>
        <text:p text:style-name="P13"><text:span text:style-name="T9">VÉ</text:span><text:span text:style-name="T8">: </text:span><text:span text:style-name="T13">18</text:span><text:span text:style-name="T20">5</text:span><text:span text:style-name="T13">, </text:span><text:span text:style-name="T1"><text:tab/></text:span></text:p>
        <text:p text:style-name="P53"><text:tab/></text:p>
        <text:p text:style-name="P49"><text:span text:style-name="T8">Pajzs: </text:span><text:span text:style-name="T20">1</text:span><text:span text:style-name="T13">0 </text:span><text:span text:style-name="T19">(</text:span><text:span text:style-name="T20">kicsi</text:span><text:span text:style-name="T19">)</text:span><text:tab/><text:span text:style-name="T8"><text:tab/>Erőbónusz: </text:span><text:span text:style-name="T19">+</text:span><text:span text:style-name="T20">3</text:span><text:tab/></text:p>
        <text:p text:style-name="P3"><text:span text:style-name="T9">CÉ</text:span><text:span text:style-name="T8">: -</text:span><text:span text:style-name="T21">30</text:span><text:span text:style-name="T1"><text:tab/></text:span></text:p>
        <text:p text:style-name="P40"><text:span text:style-name="T8">Puszta kézzel: KÉ: </text:span><text:span text:style-name="T14">1</text:span><text:span text:style-name="T20">2</text:span><text:span text:style-name="T8"> <text:s text:c="2"/>TÉ: </text:span><text:span text:style-name="T14">5</text:span><text:span text:style-name="T20">6</text:span><text:span text:style-name="T8"> <text:s text:c="2"/>VÉ: </text:span><text:span text:style-name="T14">1</text:span><text:span text:style-name="T20">50</text:span></text:p>
        <text:p text:style-name="P66"><text:span text:style-name="T8">Erő: </text:span><text:span text:style-name="T6">3</text:span><text:span text:style-name="T8"> Edz: </text:span><text:span text:style-name="T1">3</text:span><text:span text:style-name="T8"> Gyors: </text:span><text:span text:style-name="T1">3</text:span><text:span text:style-name="T8"> Ügy: </text:span><text:span text:style-name="T6">4</text:span><text:span text:style-name="T8"> IQ:-</text:span><text:span text:style-name="T20">1</text:span><text:span text:style-name="T8"> Eml: </text:span><text:span text:style-name="T1">-</text:span><text:span text:style-name="T8">1 Önur:</text:span><text:span text:style-name="T20">0</text:span><text:span text:style-name="T8"> </text:span><text:span text:style-name="T12">Érz</text:span><text:span text:style-name="T8">: </text:span><text:span text:style-name="T20">0</text:span></text:p>
        <text:p text:style-name="P59"><text:span text:style-name="T40">H1:</text:span><text:span text:style-name="T41">K</text:span><text:span text:style-name="T1">ardvívás </text:span>: <text:span text:style-name="T1"><text:s text:c="2"/>9 <text:s/></text:span><text:span text:style-name="T40">.sz </text:span><text:span text:style-name="T1">(</text:span><text:span text:style-name="T45">S</text:span><text:span text:style-name="T1"> <text:s text:c="2"/>)</text:span><text:tab/><text:span text:style-name="T42">Mesterfegyver (fegy, fok)</text:span><text:span text:style-name="T24">:</text:span> <text:span text:style-name="T1">Kard, lovag</text:span></text:p>
        <text:p text:style-name="P56"><text:span text:style-name="T31">H</text:span><text:span text:style-name="T32">2</text:span><text:span text:style-name="T31">:</text:span><text:span text:style-name="T33">Lándzsavívás</text:span><text:span text:style-name="T27"> <text:s text:c="4"/></text:span><text:span text:style-name="T26">: </text:span><text:span text:style-name="T27"><text:s/>9 <text:s text:c="2"/></text:span><text:span text:style-name="T31">.sz </text:span><text:span text:style-name="T27">(</text:span><text:span text:style-name="T46">S</text:span><text:span text:style-name="T27"> <text:s text:c="2"/>)</text:span><text:span text:style-name="T26"> Ψ: </text:span><text:span text:style-name="T29">0</text:span><text:span text:style-name="T34"> <text:s/></text:span><text:span text:style-name="T35">Aura</text:span><text:span text:style-name="T26">: </text:span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D"/>
          <table:table-row>
            <table:table-cell table:style-name="Table5.A1" office:value-type="string">
              <text:p text:style-name="P69">Képzettség, Fortély, Manőver</text:p>
            </table:table-cell>
            <table:table-cell table:style-name="Table5.A1" office:value-type="string">
              <text:p text:style-name="P69">Értéke</text:p>
            </table:table-cell>
            <table:table-cell table:style-name="Table5.A1" office:value-type="string">
              <text:p text:style-name="P69">Képzettség, Fortély, Manőver</text:p>
            </table:table-cell>
            <table:table-cell table:style-name="Table5.D1" office:value-type="string">
              <text:p text:style-name="P69">Értéke</text:p>
            </table:table-cell>
          </table:table-row>
          <table:table-row>
            <table:table-cell table:style-name="Table5.A2" office:value-type="string">
              <text:p text:style-name="P43">Fájdalomtűrés</text:p>
            </table:table-cell>
            <table:table-cell table:style-name="Table5.B2" office:value-type="string">
              <text:p text:style-name="P32">7</text:p>
            </table:table-cell>
            <table:table-cell table:style-name="Table5.A2" office:value-type="string">
              <text:p text:style-name="P34">Akrobatika</text:p>
            </table:table-cell>
            <table:table-cell table:style-name="Table5.D2" office:value-type="string">
              <text:p text:style-name="P32">5</text:p>
            </table:table-cell>
          </table:table-row>
          <table:table-row>
            <table:table-cell table:style-name="Table5.A2" office:value-type="string">
              <text:p text:style-name="P18">Észlelés</text:p>
            </table:table-cell>
            <table:table-cell table:style-name="Table5.B2" office:value-type="string">
              <text:p text:style-name="P32">7</text:p>
            </table:table-cell>
            <table:table-cell table:style-name="Table5.A2" office:value-type="string">
              <text:p text:style-name="P34">Lopakodás</text:p>
            </table:table-cell>
            <table:table-cell table:style-name="Table5.D2" office:value-type="string">
              <text:p text:style-name="P32">3</text:p>
            </table:table-cell>
          </table:table-row>
          <table:table-row>
            <table:table-cell table:style-name="Table5.A2" office:value-type="string">
              <text:p text:style-name="P18">Emberismeret</text:p>
            </table:table-cell>
            <table:table-cell table:style-name="Table5.B2" office:value-type="string">
              <text:p text:style-name="P22">3</text:p>
            </table:table-cell>
            <table:table-cell table:style-name="Table5.A2" office:value-type="string">
              <text:p text:style-name="P34">Mászás</text:p>
            </table:table-cell>
            <table:table-cell table:style-name="Table5.D2" office:value-type="string">
              <text:p text:style-name="P32">5</text:p>
            </table:table-cell>
          </table:table-row>
          <table:table-row>
            <table:table-cell table:style-name="Table5.A2" office:value-type="string">
              <text:p text:style-name="P34">Keresés</text:p>
            </table:table-cell>
            <table:table-cell table:style-name="Table5.B2" office:value-type="string">
              <text:p text:style-name="P32">5</text:p>
            </table:table-cell>
            <table:table-cell table:style-name="Table5.A2" office:value-type="string">
              <text:p text:style-name="P25">Lovaglás</text:p>
            </table:table-cell>
            <table:table-cell table:style-name="Table5.D2" office:value-type="string">
              <text:p text:style-name="P32">6</text:p>
            </table:table-cell>
          </table:table-row>
          <table:table-row>
            <table:table-cell table:style-name="Table5.A2" office:value-type="string">
              <text:p text:style-name="P34">Nyomolvasás</text:p>
            </table:table-cell>
            <table:table-cell table:style-name="Table5.B2" office:value-type="string">
              <text:p text:style-name="P32">3</text:p>
            </table:table-cell>
            <table:table-cell table:style-name="Table5.A2" office:value-type="string">
              <text:p text:style-name="P34">Lovas harc</text:p>
            </table:table-cell>
            <table:table-cell table:style-name="Table5.D2" office:value-type="string">
              <text:p text:style-name="P32">2.fok</text:p>
            </table:table-cell>
          </table:table-row>
          <table:table-row>
            <table:table-cell table:style-name="Table5.A2" office:value-type="string">
              <text:p text:style-name="P34">Szerencsejáték</text:p>
            </table:table-cell>
            <table:table-cell table:style-name="Table5.B2" office:value-type="string">
              <text:p text:style-name="P32">4</text:p>
            </table:table-cell>
            <table:table-cell table:style-name="Table5.A2" office:value-type="string">
              <text:p text:style-name="P34">Harcos elme</text:p>
            </table:table-cell>
            <table:table-cell table:style-name="Table5.D2" office:value-type="string">
              <text:p text:style-name="P32">1.fok</text:p>
            </table:table-cell>
          </table:table-row>
          <table:table-row>
            <table:table-cell table:style-name="Table5.A2" office:value-type="string">
              <text:p text:style-name="P34"/>
            </table:table-cell>
            <table:table-cell table:style-name="Table5.B2" office:value-type="string">
              <text:p text:style-name="P32"/>
            </table:table-cell>
            <table:table-cell table:style-name="Table5.A2" office:value-type="string">
              <text:p text:style-name="P34">Úszás, Futás</text:p>
            </table:table-cell>
            <table:table-cell table:style-name="Table5.D2" office:value-type="string">
              <text:p text:style-name="P32">1.fok</text:p>
            </table:table-cell>
          </table:table-row>
          <table:table-row>
            <table:table-cell table:style-name="Table5.A2" office:value-type="string">
              <text:p text:style-name="P92">Lefegyverzés/Fegyvertörés (K)</text:p>
            </table:table-cell>
            <table:table-cell table:style-name="Table5.B2" office:value-type="string">
              <text:p text:style-name="P32">2 (10)</text:p>
            </table:table-cell>
            <table:table-cell table:style-name="Table5.A2" office:value-type="string">
              <text:p text:style-name="P34">Gyors kezd</text:p>
            </table:table-cell>
            <table:table-cell table:style-name="Table5.D2" office:value-type="string">
              <text:p text:style-name="P32">1.fok</text:p>
            </table:table-cell>
          </table:table-row>
          <table:table-row>
            <table:table-cell table:style-name="Table5.A2" office:value-type="string">
              <text:p text:style-name="P94" loext:marker-style-name="T54"><text:span text:style-name="T53">Kibontakozás/Átsiklás</text:span></text:p>
            </table:table-cell>
            <table:table-cell table:style-name="Table5.B2" office:value-type="string">
              <text:p text:style-name="P32">2 (5)</text:p>
            </table:table-cell>
            <table:table-cell table:style-name="Table5.A2" office:value-type="string">
              <text:p text:style-name="P34">Pajzshasználat</text:p>
            </table:table-cell>
            <table:table-cell table:style-name="Table5.D2" office:value-type="string">
              <text:p text:style-name="P32">1.fok</text:p>
            </table:table-cell>
          </table:table-row>
          <table:table-row>
            <table:table-cell table:style-name="Table5.A11" table:number-columns-spanned="4" office:value-type="string">
              <text:p text:style-name="P18">Speciális:</text:p>
            </table:table-cell>
            <table:covered-table-cell/>
            <table:covered-table-cell/>
            <table:covered-table-cell/>
          </table:table-row>
        </table:table>
        <text:p text:style-name="P8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8"><text:span text:style-name="T39">Leírás:</text:span> </text:p>
            </table:table-cell>
          </table:table-row>
          <table:table-row>
            <table:table-cell table:style-name="Table6.A2" office:value-type="string">
              <text:p text:style-name="P18"/>
            </table:table-cell>
          </table:table-row>
        </table:table>
        <text:p text:style-name="P72"/>
      </text:section>
      <text:p text:style-name="P78"/>
      <text:p text:style-name="P76"/>
      <text:p text:style-name="P76"/>
      <text:p text:style-name="P76"/>
      <text:p text:style-name="P76"/>
      <text:p text:style-name="P96"><text:soft-page-break/><text:s/></text:p>
      <text:section text:style-name="Sect1" text:name="Szakasz2">
        <text:p text:style-name="P105"><text:span text:style-name="T8">Név, jellemző, szint: </text:span><text:span text:style-name="T60">Íjász</text:span><text:span text:style-name="T2"> <text:tab/></text:span></text:p>
        <text:p text:style-name="P117"><text:span text:style-name="T36">Fegyverei: </text:span><text:span text:style-name="T37">Hosszú íj</text:span><text:span text:style-name="T38"><text:tab/></text:span></text:p>
        <table:table table:name="Table7" table:style-name="Table7">
          <table:table-column table:style-name="Table7.A"/>
          <table:table-column table:style-name="Table7.B" table:number-columns-repeated="13"/>
          <table:table-column table:style-name="Table7.O"/>
          <table:table-column table:style-name="Table7.P"/>
          <table:table-column table:style-name="Table7.B" table:number-columns-repeated="5"/>
          <table:table-column table:style-name="Table7.V"/>
          <table:table-row>
            <table:table-cell table:style-name="Table7.A1" table:number-columns-spanned="15" office:value-type="string">
              <text:p text:style-name="P112"><text:span text:style-name="T39">ÉP</text:span>: <text:span text:style-name="T49">1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7.P1" table:number-columns-spanned="7" office:value-type="string">
              <text:p text:style-name="P112">SFÉ: <text:span text:style-name="T43">SZ</text:span><text:span text:style-name="T1"> <text:s/></text:span><text:span text:style-name="T8"><text:s/>/ </text:span><text:span text:style-name="T44">V</text:span><text:span text:style-name="T1"> <text:s/></text:span><text:span text:style-name="T8"><text:s/>/ </text:span><text:span text:style-name="T44">Z</text:span><text:span text:style-name="T8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7.2">
            <table:table-cell table:style-name="Table7.A2" office:value-type="string">
              <text:p text:style-name="P107">x</text:p>
            </table:table-cell>
            <table:table-cell table:style-name="Table7.A2" office:value-type="string">
              <text:p text:style-name="P107">x</text:p>
            </table:table-cell>
            <table:table-cell table:style-name="Table7.A2" office:value-type="string">
              <text:p text:style-name="P107">x</text:p>
            </table:table-cell>
            <table:table-cell table:style-name="Table7.A2" office:value-type="string">
              <text:p text:style-name="P107">x</text:p>
            </table:table-cell>
            <table:table-cell table:style-name="Table7.A2" office:value-type="string">
              <text:p text:style-name="P107">x</text:p>
            </table:table-cell>
            <table:table-cell table:style-name="Table7.A2" office:value-type="string">
              <text:p text:style-name="P107">x</text:p>
            </table:table-cell>
            <table:table-cell table:style-name="Table7.A2" office:value-type="string">
              <text:p text:style-name="P107">x</text:p>
            </table:table-cell>
            <table:table-cell table:style-name="Table7.A2" office:value-type="string">
              <text:p text:style-name="P107">x</text:p>
            </table:table-cell>
            <table:table-cell table:style-name="Table7.I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M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Q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Q2" office:value-type="string">
              <text:p text:style-name="P112"/>
            </table:table-cell>
            <table:table-cell table:style-name="Table7.A2" office:value-type="string">
              <text:p text:style-name="P112"/>
            </table:table-cell>
            <table:table-cell table:style-name="Table7.V2" office:value-type="string">
              <text:p text:style-name="P112"/>
            </table:table-cell>
          </table:table-row>
          <table:table-row>
            <table:table-cell table:style-name="Table7.A3" table:number-columns-spanned="22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8"/>
        <text:p text:style-name="P108"><text:span text:style-name="T39">KÉ</text:span>: <text:span text:style-name="T50">31</text:span><text:span text:style-name="T5"> <text:s text:c="3"/></text:span><text:span text:style-name="T8"><text:s text:c="2"/>F1(</text:span><text:span text:style-name="T1"> </text:span><text:span text:style-name="T5">Tőr</text:span><text:span text:style-name="T1"> <text:s text:c="3"/></text:span><text:span text:style-name="T8">): </text:span><text:span text:style-name="T15">1S/V </text:span><text:span text:style-name="T22">SP</text:span><text:span text:style-name="T8"><text:tab/>F2(</text:span><text:span text:style-name="T1"> </text:span><text:span text:style-name="T5">Hoszzú íj</text:span><text:span text:style-name="T8">): </text:span><text:span text:style-name="T1"><text:s/></text:span><text:span text:style-name="T5">3S </text:span><text:span text:style-name="T22">SP</text:span></text:p>
        <text:p text:style-name="P109"><text:span text:style-name="T39">TÉ</text:span>: <text:span text:style-name="T51">59</text:span><text:span text:style-name="T1"><text:tab/></text:span><text:span text:style-name="T8"> T/K:</text:span><text:span text:style-name="T1"><text:tab/></text:span></text:p>
        <text:p text:style-name="P110"><text:span text:style-name="T9">VÉ</text:span><text:span text:style-name="T8">: </text:span><text:span text:style-name="T15">1</text:span><text:span text:style-name="T16">6</text:span><text:span text:style-name="T17">1</text:span><text:span text:style-name="T1"><text:tab/></text:span></text:p>
        <text:p text:style-name="P113"><text:tab/></text:p>
        <text:p text:style-name="P114"><text:span text:style-name="T8">Pajzs: -</text:span><text:tab/><text:span text:style-name="T8"><text:tab/>Erőbónusz: -</text:span><text:span text:style-name="T18">1</text:span><text:tab/></text:p>
        <text:p text:style-name="P111"><text:span text:style-name="T9">CÉ</text:span><text:span text:style-name="T8">: </text:span><text:span text:style-name="T64">1</text:span><text:span text:style-name="T65">9</text:span><text:span text:style-name="T15"> (Íj)</text:span></text:p>
        <text:p text:style-name="P106"><text:span text:style-name="T8">Puszta kézzel: KÉ:</text:span><text:span text:style-name="T1"> <text:s/></text:span><text:span text:style-name="T5">14</text:span><text:span text:style-name="T1"> <text:s text:c="2"/></text:span><text:span text:style-name="T8"><text:s/>TÉ:</text:span><text:span text:style-name="T1"> </text:span><text:span text:style-name="T5">23</text:span><text:span text:style-name="T1"> <text:s text:c="9"/></text:span><text:span text:style-name="T8"><text:s/>VÉ: </text:span><text:span text:style-name="T5">125</text:span></text:p>
        <text:p text:style-name="P119"><text:span text:style-name="T8">Erő: </text:span><text:span text:style-name="T1"><text:tab/></text:span><text:span text:style-name="T8"> Edz: </text:span><text:span text:style-name="T1"><text:tab/></text:span><text:span text:style-name="T8"> Gyors: </text:span><text:span text:style-name="T1"><text:tab/></text:span><text:span text:style-name="T8"> Ügy: </text:span><text:span text:style-name="T1"><text:tab/></text:span><text:span text:style-name="T8"> IQ: </text:span><text:span text:style-name="T1"><text:tab/></text:span><text:span text:style-name="T8"> Eml: </text:span><text:span text:style-name="T1"><text:tab/></text:span><text:span text:style-name="T8"> Önur: </text:span><text:span text:style-name="T1"><text:tab/></text:span><text:span text:style-name="T8"> Fog: </text:span><text:span text:style-name="T1"><text:tab/></text:span></text:p>
        <text:p text:style-name="P115"><text:span text:style-name="T40">H1:</text:span><text:span text:style-name="T1"> </text:span><text:span text:style-name="T5">Íjászat</text:span><text:span text:style-name="T1"> <text:s/></text:span>: <text:span text:style-name="T1"><text:s text:c="2"/></text:span><text:span text:style-name="T5">6</text:span><text:span text:style-name="T1"> <text:s text:c="2"/></text:span><text:span text:style-name="T40">.sz </text:span><text:span text:style-name="T1">(</text:span><text:span text:style-name="T45">S</text:span><text:span text:style-name="T1"> <text:s text:c="2"/>)</text:span><text:tab/><text:span text:style-name="T42">Mesterfegyver (fegy, fok)</text:span><text:span text:style-name="T24">:</text:span> <text:span text:style-name="T49">2</text:span></text:p>
        <text:p text:style-name="P116"><text:span text:style-name="T31">H</text:span><text:span text:style-name="T32">2</text:span><text:span text:style-name="T31">:</text:span><text:span text:style-name="T27"> <text:s/></text:span><text:span text:style-name="T28">Közelharc</text:span><text:span text:style-name="T26">: </text:span><text:span text:style-name="T27"><text:s text:c="2"/></text:span><text:span text:style-name="T28">4</text:span><text:span text:style-name="T27"> <text:s text:c="2"/></text:span><text:span text:style-name="T31">.sz </text:span><text:span text:style-name="T27">(</text:span><text:span text:style-name="T46">S</text:span><text:span text:style-name="T27"> <text:s text:c="2"/>)</text:span><text:span text:style-name="T26"> Ψ: </text:span><text:span text:style-name="T27"><text:tab/></text:span><text:span text:style-name="T26"> </text:span><text:span text:style-name="T35">Aura</text:span><text:span text:style-name="T26">: </text:span><text:span text:style-name="T27"><text:tab/></text:span></text:p>
        <table:table table:name="Table8" table:style-name="Table8">
          <table:table-column table:style-name="Table8.A"/>
          <table:table-column table:style-name="Table8.B"/>
          <table:table-column table:style-name="Table8.A"/>
          <table:table-column table:style-name="Table8.D"/>
          <table:table-row>
            <table:table-cell table:style-name="Table8.A1" office:value-type="string">
              <text:p text:style-name="P98">Képzettség, Fortély, Manőver</text:p>
            </table:table-cell>
            <table:table-cell table:style-name="Table8.A1" office:value-type="string">
              <text:p text:style-name="P98">Értéke</text:p>
            </table:table-cell>
            <table:table-cell table:style-name="Table8.A1" office:value-type="string">
              <text:p text:style-name="P98">Képzettség, Fortély, Manőver</text:p>
            </table:table-cell>
            <table:table-cell table:style-name="Table8.D1" office:value-type="string">
              <text:p text:style-name="P98">Értéke</text:p>
            </table:table-cell>
          </table:table-row>
          <table:table-row>
            <table:table-cell table:style-name="Table8.A2" office:value-type="string">
              <text:p text:style-name="P99">Fájdalomtűrés</text:p>
            </table:table-cell>
            <table:table-cell table:style-name="Table8.B2" office:value-type="string">
              <text:p text:style-name="P100">2</text:p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>Észlelés</text:p>
            </table:table-cell>
            <table:table-cell table:style-name="Table8.B2" office:value-type="string">
              <text:p text:style-name="P103">6</text:p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>Emberismeret</text:p>
            </table:table-cell>
            <table:table-cell table:style-name="Table8.B2" office:value-type="string">
              <text:p text:style-name="P100">3</text:p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/>
            </table:table-cell>
            <table:table-cell table:style-name="Table8.B2" office:value-type="string">
              <text:p text:style-name="P102"/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/>
            </table:table-cell>
            <table:table-cell table:style-name="Table8.B2" office:value-type="string">
              <text:p text:style-name="P102"/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/>
            </table:table-cell>
            <table:table-cell table:style-name="Table8.B2" office:value-type="string">
              <text:p text:style-name="P102"/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/>
            </table:table-cell>
            <table:table-cell table:style-name="Table8.B2" office:value-type="string">
              <text:p text:style-name="P102"/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/>
            </table:table-cell>
            <table:table-cell table:style-name="Table8.B2" office:value-type="string">
              <text:p text:style-name="P102"/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2" office:value-type="string">
              <text:p text:style-name="P101"/>
            </table:table-cell>
            <table:table-cell table:style-name="Table8.B2" office:value-type="string">
              <text:p text:style-name="P102"/>
            </table:table-cell>
            <table:table-cell table:style-name="Table8.A2" office:value-type="string">
              <text:p text:style-name="P101"/>
            </table:table-cell>
            <table:table-cell table:style-name="Table8.D2" office:value-type="string">
              <text:p text:style-name="P102"/>
            </table:table-cell>
          </table:table-row>
          <table:table-row>
            <table:table-cell table:style-name="Table8.A11" table:number-columns-spanned="4" office:value-type="string">
              <text:p text:style-name="P101">Speciális:</text:p>
            </table:table-cell>
            <table:covered-table-cell/>
            <table:covered-table-cell/>
            <table:covered-table-cell/>
          </table:table-row>
        </table:table>
        <text:p text:style-name="P12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01"><text:span text:style-name="T39">Leírás:</text:span> </text:p>
            </table:table-cell>
          </table:table-row>
          <table:table-row>
            <table:table-cell table:style-name="Table9.A2" office:value-type="string">
              <text:p text:style-name="P101"/>
            </table:table-cell>
          </table:table-row>
        </table:table>
        <text:p text:style-name="P97"/>
      </text:section>
      <text:p text:style-name="P104"/>
      <text:p text:style-name="P76"/>
      <text:p text:style-name="P76">------------------</text:p>
      <text:p text:style-name="P76"/>
      <text:p text:style-name="P76"><text:s/></text:p>
      <text:section text:style-name="Sect1" text:name="Szakasz3">
        <text:p text:style-name="P44"><text:span text:style-name="T8">Név, jellemző, szint: </text:span><text:span text:style-name="T2"><text:s/><text:tab/></text:span></text:p>
        <text:p text:style-name="P85"><text:span text:style-name="T36">Fegyverei: </text:span><text:span text:style-name="T38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19"><text:span text:style-name="T39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19">SFÉ: <text:span text:style-name="T43">SZ</text:span><text:span text:style-name="T1"> <text:s/></text:span><text:span text:style-name="T8"><text:s/>/ </text:span><text:span text:style-name="T44">V</text:span><text:span text:style-name="T1"> <text:s/></text:span><text:span text:style-name="T8"><text:s/>/ </text:span><text:span text:style-name="T44">Z</text:span><text:span text:style-name="T8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60">X</text:p>
            </table:table-cell>
            <table:table-cell table:style-name="Táblázat7.A2" office:value-type="string">
              <text:p text:style-name="P60">X</text:p>
            </table:table-cell>
            <table:table-cell table:style-name="Táblázat7.A2" office:value-type="string">
              <text:p text:style-name="P60">X</text:p>
            </table:table-cell>
            <table:table-cell table:style-name="Táblázat7.A2" office:value-type="string">
              <text:p text:style-name="P60">X</text:p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A2" office:value-type="string">
              <text:p text:style-name="P19"/>
            </table:table-cell>
            <table:table-cell table:style-name="Táblázat7.V2" office:value-type="string">
              <text:p text:style-name="P19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73"/>
        <text:p text:style-name="P4"><text:span text:style-name="T39">KÉ</text:span>: <text:span text:style-name="T1"><text:tab/></text:span><text:span text:style-name="T8"> <text:s/>F1(</text:span><text:span text:style-name="T1"> <text:s text:c="10"/></text:span><text:span text:style-name="T8">): </text:span><text:span text:style-name="T1"><text:tab/></text:span><text:span text:style-name="T22">SP</text:span><text:span text:style-name="T8"><text:tab/>F2(</text:span><text:span text:style-name="T1"> <text:s text:c="11"/></text:span><text:span text:style-name="T8">): </text:span><text:span text:style-name="T1"><text:tab/></text:span><text:span text:style-name="T22">SP</text:span></text:p>
        <text:p text:style-name="P7"><text:span text:style-name="T39">TÉ</text:span>: <text:span text:style-name="T1"><text:tab/></text:span><text:span text:style-name="T8"> T/K:</text:span><text:span text:style-name="T1"><text:tab/></text:span></text:p>
        <text:p text:style-name="P10"><text:span text:style-name="T9">VÉ</text:span><text:span text:style-name="T8">: </text:span><text:span text:style-name="T1"><text:tab/></text:span></text:p>
        <text:p text:style-name="P50"><text:tab/></text:p>
        <text:p text:style-name="P47"><text:span text:style-name="T8">Pajzs: </text:span><text:tab/><text:span text:style-name="T8"><text:tab/>Erőbónusz: </text:span><text:tab/></text:p>
        <text:p text:style-name="P1"><text:span text:style-name="T9">CÉ</text:span><text:span text:style-name="T8">: </text:span><text:span text:style-name="T1"><text:tab/></text:span></text:p>
        <text:p text:style-name="P37"><text:span text:style-name="T8">Puszta kézzel: KÉ:</text:span><text:span text:style-name="T1"> <text:s text:c="4"/></text:span><text:span text:style-name="T8"><text:s/>TÉ:</text:span><text:span text:style-name="T1"> <text:s text:c="12"/></text:span><text:span text:style-name="T8"><text:s/>VÉ: </text:span><text:span text:style-name="T1"><text:tab/></text:span></text:p>
        <text:p text:style-name="P63"><text:span text:style-name="T8">Erő: </text:span><text:span text:style-name="T1"><text:tab/></text:span><text:span text:style-name="T8"> Edz: </text:span><text:span text:style-name="T1"><text:tab/></text:span><text:span text:style-name="T8"> Gyors: </text:span><text:span text:style-name="T1"><text:tab/></text:span><text:span text:style-name="T8"> Ügy: </text:span><text:span text:style-name="T1"><text:tab/></text:span><text:span text:style-name="T8"> IQ: </text:span><text:span text:style-name="T1"><text:tab/></text:span><text:span text:style-name="T8"> Eml: </text:span><text:span text:style-name="T1"><text:tab/></text:span><text:span text:style-name="T8"> Önur: </text:span><text:span text:style-name="T1"><text:tab/></text:span><text:span text:style-name="T8"> Fog: </text:span><text:span text:style-name="T1"><text:tab/></text:span></text:p>
        <text:p text:style-name="P57"><text:span text:style-name="T40">H1:</text:span><text:span text:style-name="T1"> <text:s text:c="13"/></text:span>: <text:span text:style-name="T1"><text:s text:c="5"/></text:span><text:span text:style-name="T40">.sz </text:span><text:span text:style-name="T1">(</text:span><text:span text:style-name="T45">S</text:span><text:span text:style-name="T1"> <text:s text:c="2"/>)</text:span><text:tab/><text:span text:style-name="T42">Mesterfegyver (fegy, fok)</text:span><text:span text:style-name="T24">:</text:span> <text:span text:style-name="T1"><text:tab/></text:span></text:p>
        <text:p text:style-name="P54"><text:span text:style-name="T31">H</text:span><text:span text:style-name="T32">2</text:span><text:span text:style-name="T31">:</text:span><text:span text:style-name="T27"> <text:s text:c="13"/></text:span><text:span text:style-name="T26">: </text:span><text:span text:style-name="T27"><text:s text:c="5"/></text:span><text:span text:style-name="T31">.sz </text:span><text:span text:style-name="T27">(</text:span><text:span text:style-name="T46">S</text:span><text:span text:style-name="T27"> <text:s text:c="2"/>)</text:span><text:span text:style-name="T26"> Ψp: </text:span><text:span text:style-name="T27"><text:tab/></text:span><text:span text:style-name="T26"> Mana: </text:span><text:span text:style-name="T27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67">Képzettség, Fortély, Manőver</text:p>
            </table:table-cell>
            <table:table-cell table:style-name="Táblázat8.A1" office:value-type="string">
              <text:p text:style-name="P67">Értéke</text:p>
            </table:table-cell>
            <table:table-cell table:style-name="Táblázat8.A1" office:value-type="string">
              <text:p text:style-name="P67">Képzettség, Fortély, Manőver</text:p>
            </table:table-cell>
            <table:table-cell table:style-name="Táblázat8.D1" office:value-type="string">
              <text:p text:style-name="P67">Értéke</text:p>
            </table:table-cell>
          </table:table-row>
          <table:table-row>
            <table:table-cell table:style-name="Táblázat8.A2" office:value-type="string">
              <text:p text:style-name="P41">Fájdalomtűrés</text:p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>Észlelés</text:p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>Emberismeret</text:p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/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/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/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/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/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2" office:value-type="string">
              <text:p text:style-name="P16"/>
            </table:table-cell>
            <table:table-cell table:style-name="Táblázat8.B2" office:value-type="string">
              <text:p text:style-name="P14"/>
            </table:table-cell>
            <table:table-cell table:style-name="Táblázat8.A2" office:value-type="string">
              <text:p text:style-name="P16"/>
            </table:table-cell>
            <table:table-cell table:style-name="Táblázat8.D2" office:value-type="string">
              <text:p text:style-name="P14"/>
            </table:table-cell>
          </table:table-row>
          <table:table-row>
            <table:table-cell table:style-name="Táblázat8.A11" table:number-columns-spanned="4" office:value-type="string">
              <text:p text:style-name="P16">Speciális:</text:p>
            </table:table-cell>
            <table:covered-table-cell/>
            <table:covered-table-cell/>
            <table:covered-table-cell/>
          </table:table-row>
        </table:table>
        <text:p text:style-name="P79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16"><text:span text:style-name="T39">Leírás:</text:span> </text:p>
            </table:table-cell>
          </table:table-row>
          <table:table-row>
            <table:table-cell table:style-name="Táblázat9.A2" office:value-type="string">
              <text:p text:style-name="P16"/>
            </table:table-cell>
          </table:table-row>
        </table:table>
        <text:p text:style-name="P70"/>
      </text:section>
      <text:p text:style-name="P73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07-11-04T22:52:01</meta:creation-date>
    <dc:date>2024-03-07T19:11:35.670619756</dc:date>
    <dc:language>hu-HU</dc:language>
    <meta:editing-cycles>22</meta:editing-cycles>
    <meta:editing-duration>PT1H39M6S</meta:editing-duration>
    <meta:document-statistic meta:table-count="15" meta:image-count="0" meta:object-count="0" meta:page-count="2" meta:paragraph-count="212" meta:word-count="549" meta:character-count="3223" meta:non-whitespace-character-count="2558"/>
    <meta:user-defined meta:name="Info 1"/>
    <meta:user-defined meta:name="Info 2"/>
    <meta:user-defined meta:name="Info 3"/>
    <meta:user-defined meta:name="Info 4"/>
  </office:meta>
</office:document-meta>
</file>